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Courier New" svg:font-family="'Courier New'" style:font-family-generic="modern" style:font-pitch="fixed"/>
    <style:font-face style:name="Ubuntu1" svg:font-family="Ubuntu" style:font-pitch="variable"/>
    <style:font-face style:name="Ubuntu Light" svg:font-family="'Ubuntu Light'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1"/>
    </style:style>
    <style:style style:name="P2" style:family="paragraph" style:parent-style-name="Standard">
      <style:paragraph-properties fo:text-align="end" style:justify-single-word="false"/>
      <style:text-properties style:font-name="Ubuntu1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style:font-name="Ubuntu Light"/>
    </style:style>
    <style:style style:name="T2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3">Hi people!</text:p>
      <text:p text:style-name="Standard"/>
      <text:p text:style-name="Standard"/>
      <text:p text:style-name="Standard"/>
      <text:p text:style-name="Standard">Need for participants</text:p>
      <text:p text:style-name="Standard">(Right now I'm probably sleeping at home)</text:p>
      <text:p text:style-name="Standard"/>
      <text:p text:style-name="Standard"/>
      <text:p text:style-name="Standard">1) Turn on my PC</text:p>
      <text:p text:style-name="Standard"/>
      <text:p text:style-name="Standard">2) Start session</text:p>
      <text:p text:style-name="Standard"><text:tab/>password: Jan</text:p>
      <text:p text:style-name="Standard"/>
      <text:p text:style-name="Standard">3) Open matlab with</text:p>
      <text:p text:style-name="Standard"><text:tab/>Alt + M</text:p>
      <text:p text:style-name="Standard"><text:tab/>or</text:p>
      <text:p text:style-name="Standard"><text:tab/>Windows key, type “matlab” and select</text:p>
      <text:p text:style-name="Standard"/>
      <text:p text:style-name="Standard">4) Enter in the good folder</text:p>
      <text:p text:style-name="Standard"><text:tab/><text:bookmark-start text:name="__DdeLink__0_1662404950"/><text:span text:style-name="T2">cd workspace/subway</text:span><text:bookmark-end text:name="__DdeLink__0_1662404950"/></text:p>
      <text:p text:style-name="Standard"/>
      <text:p text:style-name="Standard"/>
      <text:p text:style-name="Standard">For each participant you then just need to execute</text:p>
      <text:p text:style-name="Standard"><text:bookmark-start text:name="__DdeLink__2_1662404950"/><text:tab/><text:span text:style-name="T2">clear all;</text:span></text:p>
      <text:p text:style-name="Standard"><text:span text:style-name="T2"><text:tab/>m = main();</text:span></text:p>
      <text:p text:style-name="Standard"><text:span text:style-name="T2"><text:tab/>m.experiment([1,1]);</text:span></text:p>
      <text:p text:style-name="P1"/>
      <text:p text:style-name="P1"/>
      <text:p text:style-name="P2"><text:bookmark-end text:name="__DdeLink__2_1662404950"/>Jan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/>
    <style:font-face style:name="Courier New" svg:font-family="'Courier New'" style:font-family-generic="modern" style:font-pitch="fixed"/>
    <style:font-face style:name="Ubuntu1" svg:font-family="Ubuntu" style:font-pitch="variable"/>
    <style:font-face style:name="Ubuntu Light" svg:font-family="'Ubuntu Light'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Ubuntu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Ubuntu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</meta:initial-creator>
    <meta:creation-date>2012-03-14T02:31:39</meta:creation-date>
    <meta:printed-by>jan </meta:printed-by>
    <meta:print-date>2012-03-14T02:38:42</meta:print-date>
    <meta:document-statistic meta:table-count="0" meta:image-count="0" meta:object-count="0" meta:page-count="1" meta:paragraph-count="17" meta:word-count="60" meta:character-count="333" meta:non-whitespace-character-count="279"/>
    <dc:date>2012-03-14T02:39:05</dc:date>
    <dc:creator>jan </dc:creator>
    <meta:editing-duration>PT7M26S</meta:editing-duration>
    <meta:editing-cycles>1</meta:editing-cycles>
    <meta:generator>LibreOffice/3.4$Linux LibreOffice_project/340m1$Build-402</meta:generator>
  </office:meta>
</office:document-meta>
</file>